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23600002305000012CD107AE5F9.wm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6" style:family="graphic" style:parent-style-name="standard">
      <style:graphic-properties draw:stroke="solid" svg:stroke-width="0cm" svg:stroke-color="#000000" draw:marker-start-width="0.2cm" draw:marker-end-width="0.2cm" draw:fill="none" draw:fill-color="#ffffff" draw:auto-grow-height="true" draw:auto-grow-width="false" fo:max-height="0cm" fo:min-height="0.729cm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9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2.185cm"/>
    </style:style>
    <style:style style:name="gr13" style:family="graphic" style:parent-style-name="standard">
      <style:graphic-properties svg:stroke-color="#ffffff" draw:fill-color="#66ccff" draw:textarea-vertical-align="middle"/>
    </style:style>
    <style:style style:name="gr14" style:family="graphic" style:parent-style-name="objectwithoutfill">
      <style:graphic-properties svg:stroke-color="#ffffff" draw:fill="none" draw:textarea-vertical-align="middle"/>
    </style:style>
    <style:style style:name="gr15" style:family="graphic" style:parent-style-name="objectwithoutfill">
      <style:graphic-properties svg:stroke-color="#ffffff" draw:fill="none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width="0.1cm" svg:stroke-color="#ffffff" draw:marker-start-width="0.5cm" draw:marker-end-width="0.5cm" draw:fill-color="#66ccff" draw:textarea-vertical-align="middle" fo:padding-top="0.175cm" fo:padding-bottom="0.175cm" fo:padding-left="0.3cm" fo:padding-right="0.3cm"/>
    </style:style>
    <style:style style:name="pr1" style:family="presentation" style:parent-style-name="prs-strategy-title">
      <style:graphic-properties fo:min-height="3.506cm"/>
    </style:style>
    <style:style style:name="pr2" style:family="presentation" style:parent-style-name="prs-strategy-notes">
      <style:graphic-properties draw:fill-color="#ffffff" draw:auto-grow-height="true" fo:min-height="11.409cm"/>
    </style:style>
    <style:style style:name="pr3" style:family="presentation" style:parent-style-name="기본값-notes">
      <style:graphic-properties draw:fill-color="#ffffff" draw:auto-grow-height="true" fo:min-height="11.409cm"/>
    </style:style>
    <style:style style:name="pr4" style:family="presentation" style:parent-style-name="기본값-notes">
      <style:graphic-properties draw:fill-color="#ffffff" fo:min-height="11.409cm"/>
    </style:style>
    <style:style style:name="P1" style:family="paragraph">
      <style:text-properties fo:font-family="'DejaVu Sans'" style:font-style-name="Oblique" style:font-family-generic="swiss" style:font-pitch="variable" fo:font-size="48pt" fo:font-style="italic" style:font-size-asian="48pt" style:font-style-asian="italic" style:font-size-complex="48pt" style:font-style-complex="italic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family="'DejaVu Sans'" style:font-style-name="Oblique" style:font-family-generic="swiss" style:font-pitch="variable" fo:font-size="48pt" fo:font-style="italic" style:font-size-asian="48pt" style:font-style-asian="italic" style:font-size-complex="48pt" style:font-style-complex="italic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strategy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cm" svg:y="8.041cm" presentation:class="title" presentation:user-transformed="true">
          <draw:text-box>
            <text:p text:style-name="P1"><text:span text:style-name="T1">Vánity Fái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0">
        <office:forms form:automatic-focus="false" form:apply-design-mode="false"/>
        <draw:rect draw:style-name="gr2" draw:text-style-name="P3" draw:layer="layout" svg:width="27.6cm" svg:height="1.8cm" svg:x="0.2cm" svg:y="0.2cm">
          <text:p/>
        </draw:rect>
        <draw:rect draw:style-name="gr2" draw:text-style-name="P3" draw:layer="layout" svg:width="6.4cm" svg:height="18.6cm" svg:x="0.2cm" svg:y="2.2cm">
          <text:p/>
        </draw:rect>
        <draw:rect draw:style-name="gr2" draw:text-style-name="P3" draw:layer="layout" svg:width="10.4cm" svg:height="16.2cm" svg:x="17.4cm" svg:y="2.2cm">
          <text:p/>
        </draw:rect>
        <draw:rect draw:style-name="gr2" draw:text-style-name="P3" draw:layer="layout" svg:width="10.4cm" svg:height="16.2cm" svg:x="6.8cm" svg:y="2.2cm">
          <text:p/>
        </draw:rect>
        <draw:rect draw:style-name="gr2" draw:text-style-name="P3" draw:layer="layout" svg:width="16.62cm" svg:height="2.2cm" svg:x="6.8cm" svg:y="18.6cm">
          <text:p/>
        </draw:rect>
        <draw:frame draw:style-name="gr3" draw:layer="layout" svg:width="4cm" svg:height="0.979cm" svg:x="0.4cm" svg:y="0.621cm">
          <draw:text-box>
            <text:p>사이트명</text:p>
          </draw:text-box>
        </draw:frame>
        <draw:frame draw:style-name="gr3" draw:layer="layout" svg:width="3.8cm" svg:height="0.979cm" svg:x="4cm" svg:y="0.621cm">
          <draw:text-box>
            <text:p>브랜드체크</text:p>
          </draw:text-box>
        </draw:frame>
        <draw:frame draw:style-name="gr4" draw:layer="layout" svg:width="3.2cm" svg:height="1cm" svg:x="24.2cm" svg:y="0.6cm">
          <draw:text-box>
            <text:p>회원가입</text:p>
          </draw:text-box>
        </draw:frame>
        <draw:frame draw:style-name="gr5" draw:layer="layout" svg:width="2.6cm" svg:height="1.021cm" svg:x="21.8cm" svg:y="0.6cm">
          <draw:text-box>
            <text:p>로그인</text:p>
          </draw:text-box>
        </draw:frame>
        <draw:frame draw:style-name="gr6" draw:layer="layout" svg:width="5.6cm" svg:height="0.979cm" svg:x="0.6cm" svg:y="2.8cm">
          <draw:text-box>
            <text:p>검색창:</text:p>
          </draw:text-box>
        </draw:frame>
        <draw:frame draw:style-name="gr3" draw:layer="layout" svg:width="9.2cm" svg:height="0.979cm" svg:x="7.6cm" svg:y="2.6cm">
          <draw:text-box>
            <text:p>시계 렌탈 관련 주 내용</text:p>
          </draw:text-box>
        </draw:frame>
        <draw:frame draw:style-name="gr3" draw:layer="layout" svg:width="9.2cm" svg:height="0.979cm" svg:x="18cm" svg:y="2.6cm">
          <draw:text-box>
            <text:p>가방 렌탈 관련 주 내용</text:p>
          </draw:text-box>
        </draw:frame>
        <draw:frame draw:style-name="gr3" draw:layer="layout" svg:width="4.8cm" svg:height="0.979cm" svg:x="7.2cm" svg:y="19.2cm">
          <draw:text-box>
            <text:p>Copyright</text:p>
          </draw:text-box>
        </draw:frame>
        <draw:rect draw:style-name="gr2" draw:text-style-name="P3" draw:layer="layout" svg:width="4.218cm" svg:height="2.174cm" svg:x="23.577cm" svg:y="18.626cm">
          <text:p/>
        </draw:rect>
        <draw:frame draw:style-name="gr3" draw:layer="layout" svg:width="3.4cm" svg:height="0.979cm" svg:x="24.2cm" svg:y="19.2cm">
          <draw:text-box>
            <text:p>고객센터</text:p>
          </draw:text-box>
        </draw:frame>
        <draw:frame draw:style-name="gr7" draw:layer="layout" svg:width="7.4cm" svg:height="1.107cm" svg:x="10.978cm" svg:y="19.147cm">
          <draw:text-box>
            <text:p>단체안내/찾아오시는 길</text:p>
          </draw:text-box>
        </draw:frame>
        <draw:frame draw:style-name="gr3" draw:layer="layout" svg:width="4.6cm" svg:height="0.979cm" svg:x="1cm" svg:y="6cm">
          <draw:text-box>
            <text:p>서비스 안내</text:p>
          </draw:text-box>
        </draw:frame>
        <draw:frame draw:style-name="gr3" draw:layer="layout" svg:width="3.4cm" svg:height="0.979cm" svg:x="1.2cm" svg:y="10.4cm">
          <draw:text-box>
            <text:p>요금 안내</text:p>
          </draw:text-box>
        </draw:frame>
        <draw:frame draw:style-name="gr3" draw:layer="layout" svg:width="4.6cm" svg:height="0.979cm" svg:x="1cm" svg:y="15.4cm">
          <draw:text-box>
            <text:p>마이페이지</text:p>
          </draw:text-box>
        </draw:frame>
        <draw:frame draw:style-name="gr8" draw:layer="layout" svg:width="3.2cm" svg:height="2.435cm" svg:x="2.2cm" svg:y="7.4cm">
          <draw:text-box>
            <text:p>소분류</text:p>
            <text:p>.</text:p>
            <text:p>.</text:p>
          </draw:text-box>
        </draw:frame>
        <draw:frame draw:style-name="gr8" draw:layer="layout" svg:width="3.2cm" svg:height="2.435cm" svg:x="2cm" svg:y="16.965cm">
          <draw:text-box>
            <text:p>소분류</text:p>
            <text:p>.</text:p>
            <text:p>.</text:p>
          </draw:text-box>
        </draw:frame>
        <draw:frame draw:style-name="gr8" draw:layer="layout" svg:width="3.2cm" svg:height="2.435cm" svg:x="2.2cm" svg:y="12cm">
          <draw:text-box>
            <text:p>소분류</text:p>
            <text:p>.</text:p>
            <text:p>.</text:p>
          </draw:text-box>
        </draw:frame>
        <draw:frame draw:style-name="gr3" draw:layer="layout" svg:width="5.6cm" svg:height="0.979cm" svg:x="0.6cm" svg:y="4.2cm">
          <draw:text-box>
            <text:p>대여인기순위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3T1">
        <office:forms form:automatic-focus="false" form:apply-design-mode="false"/>
        <draw:rect draw:style-name="gr2" draw:text-style-name="P3" draw:layer="layout" svg:width="16.19cm" svg:height="2.096cm" svg:x="5.606cm" svg:y="18.076cm">
          <text:p/>
        </draw:rect>
        <draw:rect draw:style-name="gr2" draw:text-style-name="P3" draw:layer="layout" svg:width="16.2cm" svg:height="2cm" svg:x="5.6cm" svg:y="1cm">
          <text:p/>
        </draw:rect>
        <draw:rect draw:style-name="gr2" draw:text-style-name="P3" draw:layer="layout" svg:width="16.2cm" svg:height="2.2cm" svg:x="5.6cm" svg:y="3.2cm">
          <text:p/>
        </draw:rect>
        <draw:frame draw:style-name="gr9" draw:layer="layout" svg:width="8cm" svg:height="1.225cm" svg:x="5.6cm" svg:y="5.6cm">
          <draw:text-box>
            <text:p/>
          </draw:text-box>
        </draw:frame>
        <draw:rect draw:style-name="gr2" draw:text-style-name="P3" draw:layer="layout" svg:width="8cm" svg:height="12.292cm" svg:x="5.6cm" svg:y="5.6cm">
          <text:p/>
        </draw:rect>
        <draw:rect draw:style-name="gr2" draw:text-style-name="P3" draw:layer="layout" svg:width="8cm" svg:height="12.292cm" svg:x="13.8cm" svg:y="5.6cm">
          <text:p/>
        </draw:rect>
        <draw:frame draw:style-name="gr3" draw:layer="layout" svg:width="4cm" svg:height="0.979cm" svg:x="6cm" svg:y="1.442cm">
          <draw:text-box>
            <text:p>사이트명</text:p>
          </draw:text-box>
        </draw:frame>
        <draw:frame draw:style-name="gr3" draw:layer="layout" svg:width="3.8cm" svg:height="0.979cm" svg:x="9.2cm" svg:y="1.442cm">
          <draw:text-box>
            <text:p>브랜드체크</text:p>
          </draw:text-box>
        </draw:frame>
        <draw:frame draw:style-name="gr4" draw:layer="layout" svg:width="3.2cm" svg:height="1cm" svg:x="18.6cm" svg:y="1.421cm">
          <draw:text-box>
            <text:p>회원가입</text:p>
          </draw:text-box>
        </draw:frame>
        <draw:frame draw:style-name="gr3" draw:layer="layout" svg:width="2.6cm" svg:height="0.979cm" svg:x="16.2cm" svg:y="1.421cm">
          <draw:text-box>
            <text:p>로그인</text:p>
          </draw:text-box>
        </draw:frame>
        <draw:frame draw:style-name="gr6" draw:layer="layout" svg:width="8.215cm" svg:height="0.979cm" svg:x="9.415cm" svg:y="3.847cm">
          <draw:text-box>
            <text:p>검색창:</text:p>
          </draw:text-box>
        </draw:frame>
        <draw:frame draw:style-name="gr3" draw:layer="layout" svg:width="7.07cm" svg:height="0.979cm" svg:x="6.264cm" svg:y="6.138cm">
          <draw:text-box>
            <text:p>시계 렌탈 관련 주 내용</text:p>
          </draw:text-box>
        </draw:frame>
        <draw:frame draw:style-name="gr10" draw:layer="layout" svg:width="7.309cm" svg:height="1.355cm" svg:x="14.356cm" svg:y="6.164cm">
          <draw:text-box>
            <text:p>가방 렌탈 관련 주 내용</text:p>
          </draw:text-box>
        </draw:frame>
        <draw:frame draw:style-name="gr11" draw:layer="layout" svg:width="3.105cm" svg:height="1.179cm" svg:x="12.26cm" svg:y="18.509cm">
          <draw:text-box>
            <text:p>고객센터</text:p>
          </draw:text-box>
        </draw:frame>
        <draw:g>
          <draw:frame draw:style-name="gr12" xml:id="id2" draw:id="id2" draw:layer="layout" svg:width="4.072cm" svg:height="2.435cm" svg:x="22.993cm" svg:y="4.536cm">
            <draw:text-box>
              <text:p>서비스안내</text:p>
              <text:p>요금안내</text:p>
              <text:p>마이페이지</text:p>
            </draw:text-box>
          </draw:frame>
          <draw:rect draw:style-name="gr13" draw:text-style-name="P3" xml:id="id1" draw:id="id1" draw:layer="layout" svg:width="1.363cm" svg:height="1.257cm" svg:x="20.014cm" svg:y="3.694cm">
            <text:p/>
          </draw:rect>
          <draw:line draw:style-name="gr14" draw:text-style-name="P3" draw:layer="layout" svg:x1="20.276cm" svg:y1="3.956cm" svg:x2="21.246cm" svg:y2="3.956cm">
            <text:p/>
          </draw:line>
          <draw:line draw:style-name="gr14" draw:text-style-name="P3" draw:layer="layout" svg:x1="20.276cm" svg:y1="4.27cm" svg:x2="21.115cm" svg:y2="4.27cm">
            <text:p/>
          </draw:line>
          <draw:line draw:style-name="gr15" draw:text-style-name="P3" draw:layer="layout" svg:x1="20.302cm" svg:y1="4.69cm" svg:x2="21.246cm" svg:y2="4.69cm">
            <text:p text:style-name="P3"><text:s/></text:p>
          </draw:line>
          <draw:connector draw:style-name="gr16" draw:text-style-name="P3" draw:layer="layout" svg:x1="21.377cm" svg:y1="4.322cm" svg:x2="22.993cm" svg:y2="5.753cm" draw:start-shape="id1" draw:start-glue-point="1" draw:end-shape="id2" draw:end-glue-point="3" svg:d="M21377 4322h808v1431h808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>
        <office:forms form:automatic-focus="false" form:apply-design-mode="false"/>
        <draw:g>
          <draw:rect draw:style-name="gr2" draw:text-style-name="P3" draw:layer="layout" svg:width="11.474cm" svg:height="2.698cm" svg:x="7.152cm" svg:y="0.629cm">
            <text:p/>
          </draw:rect>
          <draw:g>
            <draw:frame draw:style-name="gr12" xml:id="id4" draw:id="id4" draw:layer="layout" svg:width="4.072cm" svg:height="2.435cm" svg:x="19.956cm" svg:y="2.232cm">
              <draw:text-box>
                <text:p>서비스안내</text:p>
                <text:p>요금안내</text:p>
                <text:p>마이페이지</text:p>
              </draw:text-box>
            </draw:frame>
            <draw:rect draw:style-name="gr13" draw:text-style-name="P3" xml:id="id3" draw:id="id3" draw:layer="layout" svg:width="1.363cm" svg:height="1.257cm" svg:x="16.977cm" svg:y="1.39cm">
              <text:p/>
            </draw:rect>
            <draw:line draw:style-name="gr14" draw:text-style-name="P3" draw:layer="layout" svg:x1="17.239cm" svg:y1="1.652cm" svg:x2="18.209cm" svg:y2="1.652cm">
              <text:p/>
            </draw:line>
            <draw:line draw:style-name="gr14" draw:text-style-name="P3" draw:layer="layout" svg:x1="17.239cm" svg:y1="1.966cm" svg:x2="18.078cm" svg:y2="1.966cm">
              <text:p/>
            </draw:line>
            <draw:line draw:style-name="gr15" draw:text-style-name="P3" draw:layer="layout" svg:x1="17.265cm" svg:y1="2.386cm" svg:x2="18.209cm" svg:y2="2.386cm">
              <text:p text:style-name="P3"><text:s/></text:p>
            </draw:line>
            <draw:connector draw:style-name="gr16" draw:text-style-name="P3" draw:layer="layout" svg:x1="18.34cm" svg:y1="2.018cm" svg:x2="19.956cm" svg:y2="3.449cm" draw:start-shape="id3" draw:start-glue-point="1" draw:end-shape="id4" draw:end-glue-point="3" svg:d="M18340 2018h808v1431h808">
              <text:p/>
            </draw:connector>
          </draw:g>
          <draw:frame draw:style-name="gr6" draw:layer="layout" svg:width="8.215cm" svg:height="0.979cm" svg:x="8.106cm" svg:y="1.438cm">
            <draw:text-box>
              <text:p>검색창:</text:p>
            </draw:text-box>
          </draw:frame>
        </draw:g>
        <draw:g>
          <draw:rect draw:style-name="gr2" draw:text-style-name="P3" draw:layer="layout" svg:width="11.422cm" svg:height="8.226cm" svg:x="7.152cm" svg:y="3.432cm">
            <text:p/>
          </draw:rect>
          <draw:frame draw:style-name="gr3" draw:layer="layout" svg:width="7.07cm" svg:height="0.979cm" svg:x="9.722cm" svg:y="3.912cm">
            <draw:text-box>
              <text:p>시계 렌탈 관련 주 내용</text:p>
            </draw:text-box>
          </draw:frame>
        </draw:g>
        <draw:g>
          <draw:rect draw:style-name="gr2" draw:text-style-name="P3" draw:layer="layout" svg:width="11.422cm" svg:height="8.226cm" svg:x="7.152cm" svg:y="11.816cm">
            <text:p/>
          </draw:rect>
          <draw:frame draw:style-name="gr10" draw:layer="layout" svg:width="7.309cm" svg:height="1.355cm" svg:x="9.248cm" svg:y="12.218cm">
            <draw:text-box>
              <text:p>가방 렌탈 관련 주 내용</text:p>
            </draw:text-box>
          </draw:frame>
          <draw:rect draw:style-name="gr17" draw:text-style-name="P3" draw:layer="layout" svg:width="2.75cm" svg:height="2.358cm" svg:x="15.692cm" svg:y="17.553cm">
            <text:p text:style-name="P3">고객</text:p>
            <text:p text:style-name="P3">센터</text:p>
          </draw:rect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1.409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24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24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6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prs-strategy" style:page-layout-name="PM1" draw:style-name="Mdp2">
      <office:forms form:automatic-focus="false" form:apply-design-mode="false"/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3" draw:text-style-name="MP4" draw:layer="backgroundobjects" svg:width="5.47cm" svg:height="2.937cm" svg:x="22.048cm" svg:y="17.365cm">
        <draw:image xlink:href="Pictures/2000023600002305000012CD107AE5F9.wmf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종화 이</meta:initial-creator>
    <meta:creation-date>2018-05-04T17:32:19.61</meta:creation-date>
    <meta:editing-duration>PT13M46S</meta:editing-duration>
    <meta:editing-cycles>4</meta:editing-cycles>
    <dc:date>2018-05-04T18:17:37.67</dc:date>
    <dc:creator>종화 이</dc:creator>
    <meta:generator>OpenOffice/4.1.5$Win32 OpenOffice.org_project/415m1$Build-9789</meta:generator>
    <meta:document-statistic meta:object-count="96"/>
  </office:meta>
</office:document-meta>
</file>